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textmaker="tm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SC" svg:font-family="'Noto Sans CJK SC'"/>
    <style:font-face style:name="Noto Sans Devanagari" svg:font-family="'Noto Sans Devanagari'"/>
    <style:font-face style:name="Noto Serif CJK SC" svg:font-family="'Noto Serif CJK SC'"/>
    <style:font-face style:name="Basic Sans" svg:font-family="'Basic Sans'" style:font-family-generic="roman"/>
    <style:font-face style:name="Liberation Serif" svg:font-family="'Liberation Serif'" style:font-family-generic="roman"/>
    <style:font-face style:name="Liberation Sans" svg:font-family="'Liberation Sans'" style:font-family-generic="swiss"/>
  </office:font-face-decls>
  <office:automatic-styles>
    <style:style style:name="Table1" style:family="table">
      <style:table-properties style:width="17.593cm" table:align="center" style:writing-mode="lr-tb" table:border-model="collapsing"/>
    </style:style>
    <style:style style:name="Table1.A" style:family="table-column">
      <style:table-column-properties style:column-width="8.797cm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="0.05pt solid #000000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57cm" table:align="center" style:writing-mode="lr-tb" table:border-model="collapsing"/>
    </style:style>
    <style:style style:name="Table2.A" style:family="table-column">
      <style:table-column-properties style:column-width="8.378cm"/>
    </style:style>
    <style:style style:name="Table2.A1" style:family="table-cell">
      <style:table-cell-properties style:vertical-align="middle" fo:padding="0.152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152cm" fo:border="0.5pt solid #000000"/>
    </style:style>
    <style:style style:name="Table2.A2" style:family="table-cell">
      <style:table-cell-properties style:vertical-align="middle" fo:padding="0.152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152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text:number-lines="true" text:line-number="0"/>
    </style:style>
    <style:style style:name="P2" style:family="paragraph" style:parent-style-name="Table_20_Contents">
      <style:paragraph-properties fo:text-align="center" style:justify-single-word="false" text:number-lines="true" text:line-number="0"/>
    </style:style>
    <style:style style:name="P3" style:family="paragraph" style:parent-style-name="Table_20_Contents">
      <style:paragraph-properties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P4" style:family="paragraph" style:parent-style-name="Text_20_body">
      <style:paragraph-properties fo:margin-top="0cm" fo:margin-bottom="0cm" style:contextual-spacing="false" text:number-lines="true" text:line-number="0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text:number-lines="true" text:line-number="0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loext:char-shading-value="0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0c3b9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D1" style:num-suffix="." style:num-format="1">
        <style:list-level-properties text:space-before="0.748cm" text:min-label-width="0.499cm"/>
      </text:list-level-style-number>
      <text:list-level-style-number text:level="2" text:style-name="D1" style:num-suffix="." style:num-format="1">
        <style:list-level-properties text:space-before="1.995cm" text:min-label-width="0.499cm"/>
      </text:list-level-style-number>
      <text:list-level-style-number text:level="3" text:style-name="D1" style:num-suffix="." style:num-format="1">
        <style:list-level-properties text:space-before="3.242cm" text:min-label-width="0.499cm"/>
      </text:list-level-style-number>
      <text:list-level-style-number text:level="4" text:style-name="D1" style:num-suffix="." style:num-format="1">
        <style:list-level-properties text:space-before="4.489cm" text:min-label-width="0.499cm"/>
      </text:list-level-style-number>
      <text:list-level-style-number text:level="5" text:style-name="D1" style:num-suffix="." style:num-format="1">
        <style:list-level-properties text:space-before="5.736cm" text:min-label-width="0.499cm"/>
      </text:list-level-style-number>
      <text:list-level-style-number text:level="6" text:style-name="D1" style:num-suffix="." style:num-format="1">
        <style:list-level-properties text:space-before="6.983cm" text:min-label-width="0.499cm"/>
      </text:list-level-style-number>
      <text:list-level-style-number text:level="7" text:style-name="D1" style:num-suffix="." style:num-format="1">
        <style:list-level-properties text:space-before="8.23cm" text:min-label-width="0.499cm"/>
      </text:list-level-style-number>
      <text:list-level-style-number text:level="8" text:style-name="D1" style:num-suffix="." style:num-format="1">
        <style:list-level-properties text:space-before="9.479cm" text:min-label-width="0.499cm"/>
      </text:list-level-style-number>
      <text:list-level-style-number text:level="9" text:style-name="D1" style:num-suffix="." style:num-format="1">
        <style:list-level-properties text:space-before="22.7cm" text:min-label-width="0.499cm"/>
      </text:list-level-style-number>
      <text:list-level-style-number text:level="10" style:num-format="">
        <style:list-level-properties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2">
        <table:table table:name="Table1" table:style-name="Table1">
          <table:table-column table:style-name="Table1.A" table:number-columns-repeated="2"/>
          <table:table-row table:style-name="TableLine94766118328752">
            <table:table-cell table:style-name="Table1.A1" office:value-type="string">
              <text:list xml:id="list1846707809" text:style-name="L1">
                <text:list-item>
                  <text:p text:style-name="P5">Как тебя зовут?</text:p>
                </text:list-item>
              </text:list>
            </table:table-cell>
            <table:table-cell table:style-name="Table1.B1" office:value-type="string">
              <text:p text:style-name="P3">What is your name?</text:p>
            </table:table-cell>
          </table:table-row>
          <table:table-row table:style-name="TableLine94766129295200">
            <table:table-cell table:style-name="Table1.A2" office:value-type="string">
              <text:list xml:id="list111304407945038" text:continue-numbering="true" text:style-name="L1">
                <text:list-item>
                  <text:p text:style-name="P5">Моего ребенка зовут Альберт</text:p>
                </text:list-item>
              </text:list>
            </table:table-cell>
            <table:table-cell table:style-name="Table1.B2" office:value-type="string">
              <text:p text:style-name="P3">My child’s name is Albert</text:p>
            </table:table-cell>
          </table:table-row>
          <table:table-row table:style-name="TableLine94766129839504">
            <table:table-cell table:style-name="Table1.A2" office:value-type="string">
              <text:list xml:id="list111305051037081" text:continue-numbering="true" text:style-name="L1">
                <text:list-item>
                  <text:p text:style-name="P5">Как зовут твоего ребенка?</text:p>
                </text:list-item>
              </text:list>
            </table:table-cell>
            <table:table-cell table:style-name="Table1.B2" office:value-type="string">
              <text:p text:style-name="P3">What is your child’s name?</text:p>
            </table:table-cell>
          </table:table-row>
          <table:table-row table:style-name="TableLine94766129840160">
            <table:table-cell table:style-name="Table1.A2" office:value-type="string">
              <text:list xml:id="list111304518216354" text:continue-numbering="true" text:style-name="L1">
                <text:list-item>
                  <text:p text:style-name="P5">Мой день рождения 2 сентября</text:p>
                </text:list-item>
              </text:list>
            </table:table-cell>
            <table:table-cell table:style-name="Table1.B2" office:value-type="string">
              <text:p text:style-name="P3">My birthday <text:span text:style-name="T3">on</text:span> second of September</text:p>
            </table:table-cell>
          </table:table-row>
          <table:table-row table:style-name="TableLine94766129840816">
            <table:table-cell table:style-name="Table1.A2" office:value-type="string">
              <text:list xml:id="list111305331460171" text:continue-numbering="true" text:style-name="L1">
                <text:list-item>
                  <text:p text:style-name="P5">Когда у тебя день рождения?</text:p>
                </text:list-item>
              </text:list>
            </table:table-cell>
            <table:table-cell table:style-name="Table1.B2" office:value-type="string">
              <text:p text:style-name="P3">When is your birthday?</text:p>
            </table:table-cell>
          </table:table-row>
          <table:table-row table:style-name="TableLine94766129841472">
            <table:table-cell table:style-name="Table1.A2" office:value-type="string">
              <text:list xml:id="list111303303781912" text:continue-numbering="true" text:style-name="L1">
                <text:list-item>
                  <text:p text:style-name="P5">Когда день рождения у твоей мамы?</text:p>
                </text:list-item>
              </text:list>
            </table:table-cell>
            <table:table-cell table:style-name="Table1.B2" office:value-type="string">
              <text:p text:style-name="P2"><text:span text:style-name="T1">When is your mother’s birthday?</text:span> </text:p>
            </table:table-cell>
          </table:table-row>
          <table:table-row table:style-name="TableLine94766129842240">
            <table:table-cell table:style-name="Table1.A2" office:value-type="string">
              <text:list xml:id="list111305335357255" text:continue-numbering="true" text:style-name="L1">
                <text:list-item>
                  <text:p text:style-name="P5">Я планирую купить машину до 30 лет</text:p>
                </text:list-item>
              </text:list>
            </table:table-cell>
            <table:table-cell table:style-name="Table1.B2" office:value-type="string">
              <text:p text:style-name="P3">I plan to buy a car before thirty years old</text:p>
            </table:table-cell>
          </table:table-row>
          <table:table-row table:style-name="TableLine94766129843056">
            <table:table-cell table:style-name="Table1.A2" office:value-type="string">
              <text:list xml:id="list111304911513150" text:continue-numbering="true" text:style-name="L1">
                <text:list-item>
                  <text:p text:style-name="P5">Когда ты планируешь купить машину?</text:p>
                </text:list-item>
              </text:list>
            </table:table-cell>
            <table:table-cell table:style-name="Table1.B2" office:value-type="string">
              <text:p text:style-name="P3">When do you plan to buy a car?</text:p>
            </table:table-cell>
          </table:table-row>
          <table:table-row table:style-name="TableLine94766129843872">
            <table:table-cell table:style-name="Table1.A2" office:value-type="string">
              <text:list xml:id="list111305002058169" text:continue-numbering="true" text:style-name="L1">
                <text:list-item>
                  <text:p text:style-name="P5">Обычно я заканчиваю домашнее задание к 6 часам, потом ужинаю и отдыхаю</text:p>
                </text:list-item>
              </text:list>
            </table:table-cell>
            <table:table-cell table:style-name="Table1.B2" office:value-type="string">
              <text:p text:style-name="P3">I end homework usually by 6 o’clock, then dinner and relax</text:p>
            </table:table-cell>
          </table:table-row>
          <table:table-row table:style-name="TableLine94766129844880">
            <table:table-cell table:style-name="Table1.A2" office:value-type="string">
              <text:list xml:id="list111303437355636" text:continue-numbering="true" text:style-name="L1">
                <text:list-item>
                  <text:p text:style-name="P6"><text:s/><text:span text:style-name="T1">В котором часу ты обычно заканчиваешь домашнее задание?</text:span></text:p>
                </text:list-item>
              </text:list>
            </table:table-cell>
            <table:table-cell table:style-name="Table1.B2" office:value-type="string">
              <text:p text:style-name="P3">What time do you end usually homework?</text:p>
            </table:table-cell>
          </table:table-row>
          <table:table-row table:style-name="TableLine94766129845696">
            <table:table-cell table:style-name="Table1.A2" office:value-type="string">
              <text:list xml:id="list111303693534588" text:continue-numbering="true" text:style-name="L1">
                <text:list-item>
                  <text:p text:style-name="P6"><text:s/><text:span text:style-name="T1">Я люблю кушать</text:span></text:p>
                </text:list-item>
              </text:list>
            </table:table-cell>
            <table:table-cell table:style-name="Table1.B2" office:value-type="string">
              <text:p text:style-name="P3">I like to eat</text:p>
            </table:table-cell>
          </table:table-row>
          <table:table-row table:style-name="TableLine94766129846512">
            <table:table-cell table:style-name="Table1.A2" office:value-type="string">
              <text:list xml:id="list111303571443087" text:continue-numbering="true" text:style-name="L1">
                <text:list-item>
                  <text:p text:style-name="P6"><text:s/><text:span text:style-name="T1">Моя любимая еда - мясо.</text:span></text:p>
                </text:list-item>
              </text:list>
            </table:table-cell>
            <table:table-cell table:style-name="Table1.B2" office:value-type="string">
              <text:p text:style-name="P3">My favorite food is meat</text:p>
            </table:table-cell>
          </table:table-row>
          <table:table-row table:style-name="TableLine94766129847328">
            <table:table-cell table:style-name="Table1.A2" office:value-type="string">
              <text:list xml:id="list111304217615496" text:continue-numbering="true" text:style-name="L1">
                <text:list-item>
                  <text:p text:style-name="P6"><text:s/><text:span text:style-name="T1">Мясо можно приготовить по-разному: варить, жарить, запекать</text:span></text:p>
                </text:list-item>
              </text:list>
            </table:table-cell>
            <table:table-cell table:style-name="Table1.B2" office:value-type="string">
              <text:p text:style-name="P3">Meat can to cook differently: to boil, fry, bake</text:p>
            </table:table-cell>
          </table:table-row>
          <table:table-row table:style-name="TableLine94766129848144">
            <table:table-cell table:style-name="Table1.A2" office:value-type="string">
              <text:list xml:id="list111303288873702" text:continue-numbering="true" text:style-name="L1">
                <text:list-item>
                  <text:p text:style-name="P6"><text:s/><text:span text:style-name="T1">Некоторые люди - вегетарианцы, они никогда не едят мясо</text:span></text:p>
                </text:list-item>
              </text:list>
            </table:table-cell>
            <table:table-cell table:style-name="Table1.B2" office:value-type="string">
              <text:p text:style-name="P3">Some people are vegetarians, they nothing eat meat</text:p>
            </table:table-cell>
          </table:table-row>
          <table:table-row table:style-name="TableLine94766129848960">
            <table:table-cell table:style-name="Table1.A2" office:value-type="string">
              <text:list xml:id="list111304058246789" text:continue-numbering="true" text:style-name="L1">
                <text:list-item>
                  <text:p text:style-name="P6"><text:s/><text:span text:style-name="T1">Я не знаю, как кто-то может жить без мяса</text:span></text:p>
                </text:list-item>
              </text:list>
            </table:table-cell>
            <table:table-cell table:style-name="Table1.B2" office:value-type="string">
              <text:p text:style-name="P3">I don’t know how somebody can to live without meat</text:p>
            </table:table-cell>
          </table:table-row>
          <table:table-row table:style-name="TableLine94766129849776">
            <table:table-cell table:style-name="Table1.A2" office:value-type="string">
              <text:list xml:id="list111303356516944" text:continue-numbering="true" text:style-name="L1">
                <text:list-item>
                  <text:p text:style-name="P6"><text:s/><text:span text:style-name="T1">Но все должны избегать вредной еды.</text:span></text:p>
                </text:list-item>
              </text:list>
            </table:table-cell>
            <table:table-cell table:style-name="Table1.B2" office:value-type="string">
              <text:p text:style-name="P3">But everythink must to avoid harmful food</text:p>
            </table:table-cell>
          </table:table-row>
          <table:table-row table:style-name="TableLine94766129850592">
            <table:table-cell table:style-name="Table1.A2" office:value-type="string">
              <text:list xml:id="list111305086228050" text:continue-numbering="true" text:style-name="L1">
                <text:list-item>
                  <text:p text:style-name="P5">Ты или выбираешь быть здоровым, или выбираешь умереть молодым</text:p>
                </text:list-item>
              </text:list>
            </table:table-cell>
            <table:table-cell table:style-name="Table1.B2" office:value-type="string">
              <text:p text:style-name="P3">You either choose to be healthy or choose to die young</text:p>
            </table:table-cell>
          </table:table-row>
          <table:table-row table:style-name="TableLine94766129851408">
            <table:table-cell table:style-name="Table1.A2" office:value-type="string">
              <text:list xml:id="list111304354250607" text:continue-numbering="true" text:style-name="L1">
                <text:list-item>
                  <text:p text:style-name="P6"><text:s/><text:span text:style-name="T1">Также я не понимаю, зачем люди рискуют своей жизнью без причины</text:span></text:p>
                </text:list-item>
              </text:list>
            </table:table-cell>
            <table:table-cell table:style-name="Table1.B2" office:value-type="string">
              <text:p text:style-name="P3">Also I don’t understand, what for people risk your life without cause</text:p>
            </table:table-cell>
          </table:table-row>
          <table:table-row table:style-name="TableLine94766129852224">
            <table:table-cell table:style-name="Table1.A2" office:value-type="string">
              <text:list xml:id="list111305101889492" text:continue-numbering="true" text:style-name="L1">
                <text:list-item>
                  <text:p text:style-name="P6"><text:s/><text:span text:style-name="T1">Тебе не стоит ездить</text:span> <text:span text:style-name="T2">(на машине)</text:span> <text:span text:style-name="T1">слишком быстро</text:span></text:p>
                </text:list-item>
              </text:list>
            </table:table-cell>
            <table:table-cell table:style-name="Table1.B2" office:value-type="string">
              <text:p text:style-name="P3">You don’t worth to drive too fast</text:p>
            </table:table-cell>
          </table:table-row>
          <table:table-row table:style-name="TableLine94766129853040">
            <table:table-cell table:style-name="Table1.A2" office:value-type="string">
              <text:list xml:id="list111304835195036" text:continue-numbering="true" text:style-name="L1">
                <text:list-item>
                  <text:p text:style-name="P6"><text:s/><text:span text:style-name="T1">Есть скоростной лимит</text:span></text:p>
                </text:list-item>
              </text:list>
            </table:table-cell>
            <table:table-cell table:style-name="Table1.B2" office:value-type="string">
              <text:p text:style-name="P3">There is speed limit</text:p>
            </table:table-cell>
          </table:table-row>
          <table:table-row table:style-name="TableLine94766129853856">
            <table:table-cell table:style-name="Table1.A2" office:value-type="string">
              <text:list xml:id="list111304929604242" text:continue-numbering="true" text:style-name="L1">
                <text:list-item>
                  <text:p text:style-name="P5">Никому не разрешено игнорировать его</text:p>
                </text:list-item>
              </text:list>
            </table:table-cell>
            <table:table-cell table:style-name="Table1.B2" office:value-type="string">
              <text:p text:style-name="P3">Anybody don’t allowed to ignore his</text:p>
            </table:table-cell>
          </table:table-row>
        </table:table>
        <text:p text:style-name="P4"><text:soft-page-break/></text:p>
        <text:p text:style-name="P4"/>
        <text:p text:style-name="P4"/>
        <text:p text:style-name="P4"/>
        <text:p text:style-name="P4"/>
        <text:p text:style-name="P1"/>
        <table:table table:name="Table2" table:style-name="Table2">
          <table:table-column table:style-name="Table2.A" table:number-columns-repeated="2"/>
          <table:table-row table:style-name="TableLine94766129647648">
            <table:table-cell table:style-name="Table2.A1" office:value-type="string">
              <text:p text:style-name="P3">На столе лежат несколько книг</text:p>
            </table:table-cell>
            <table:table-cell table:style-name="Table2.B1" office:value-type="string">
              <text:p text:style-name="P3">There are several books on the table</text:p>
            </table:table-cell>
          </table:table-row>
          <table:table-row table:style-name="TableLine94766129900096">
            <table:table-cell table:style-name="Table2.A2" office:value-type="string">
              <text:p text:style-name="P3">Я собираюсь пригласить ее на свидание</text:p>
            </table:table-cell>
            <table:table-cell table:style-name="Table2.B2" office:value-type="string">
              <text:p text:style-name="P3">I am going to ask her on a date</text:p>
            </table:table-cell>
          </table:table-row>
          <table:table-row table:style-name="TableLine94766129901536">
            <table:table-cell table:style-name="Table2.A2" office:value-type="string">
              <text:p text:style-name="P3">Сейчас мне нужно уйти, но я скоро вернусь</text:p>
            </table:table-cell>
            <table:table-cell table:style-name="Table2.B2" office:value-type="string">
              <text:p text:style-name="P2"><text:span text:style-name="T1">I need to leave now, but I will return soon</text:span> </text:p>
            </table:table-cell>
          </table:table-row>
          <table:table-row table:style-name="TableLine94766129902192">
            <table:table-cell table:style-name="Table2.A2" office:value-type="string">
              <text:p text:style-name="P3">Я почти забыл сказать тебе: я не смогу помочь тебе с домашкой сегодня, я буду занят до выходных</text:p>
            </table:table-cell>
            <table:table-cell table:style-name="Table2.B2" office:value-type="string">
              <text:p text:style-name="P3">I almost forgot to tell you: i won’t be able to help you with homework, I will be busy untill the weekend</text:p>
            </table:table-cell>
          </table:table-row>
          <table:table-row table:style-name="TableLine94766129902848">
            <table:table-cell table:style-name="Table2.A2" office:value-type="string">
              <text:p text:style-name="P3">Мои любимые сладости - это мороженое и печенье. А тебе что нравится кушать?</text:p>
            </table:table-cell>
            <table:table-cell table:style-name="Table2.B2" office:value-type="string">
              <text:p text:style-name="P3">My favorite sweets are: ice cream and cookies. And what do you like to eat?</text:p>
            </table:table-cell>
          </table:table-row>
          <table:table-row table:style-name="TableLine94766129903504">
            <table:table-cell table:style-name="Table2.A2" office:value-type="string">
              <text:p text:style-name="P2"><text:span text:style-name="T1">В Ирландии часто идет дождь?</text:span> </text:p>
            </table:table-cell>
            <table:table-cell table:style-name="Table2.B2" office:value-type="string">
              <text:p text:style-name="P3">Does it rain often in Ireland</text:p>
            </table:table-cell>
          </table:table-row>
          <table:table-row table:style-name="TableLine94766129904112">
            <table:table-cell table:style-name="Table2.A2" office:value-type="string">
              <text:p text:style-name="P2"><text:span text:style-name="T1">Дени Кейт такие милые, не так ли?</text:span> </text:p>
            </table:table-cell>
            <table:table-cell table:style-name="Table2.B2" office:value-type="string">
              <text:p text:style-name="P3">Kate’s children are so cute, aren’t they?</text:p>
            </table:table-cell>
          </table:table-row>
          <table:table-row table:style-name="TableLine94766129904768">
            <table:table-cell table:style-name="Table2.A2" office:value-type="string">
              <text:p text:style-name="P3">Им не нравится поп-музыка</text:p>
            </table:table-cell>
            <table:table-cell table:style-name="Table2.B2" office:value-type="string">
              <text:p text:style-name="P3">They don’t like pop-music</text:p>
            </table:table-cell>
          </table:table-row>
          <table:table-row table:style-name="TableLine94766129905424">
            <table:table-cell table:style-name="Table2.A2" office:value-type="string">
              <text:p text:style-name="P2"><text:span text:style-name="T1">Тук-тук, можно войти?</text:span> </text:p>
            </table:table-cell>
            <table:table-cell table:style-name="Table2.B2" office:value-type="string">
              <text:p text:style-name="P3">Knock knock, May I come in?</text:p>
            </table:table-cell>
          </table:table-row>
          <table:table-row table:style-name="TableLine94766129906352">
            <table:table-cell table:style-name="Table2.A2" office:value-type="string">
              <text:p text:style-name="P3">Мы встретили много интересных людей во время путешествия</text:p>
            </table:table-cell>
            <table:table-cell table:style-name="Table2.B2" office:value-type="string">
              <text:p text:style-name="P3">We have met manyinteresting people during the travel</text:p>
            </table:table-cell>
          </table:table-row>
          <table:table-row table:style-name="TableLine94766129907168">
            <table:table-cell table:style-name="Table2.A2" office:value-type="string">
              <text:p text:style-name="P3">В чашке есть немного молока</text:p>
            </table:table-cell>
            <table:table-cell table:style-name="Table2.B2" office:value-type="string">
              <text:p text:style-name="P3">There is some milk in the cup</text:p>
            </table:table-cell>
          </table:table-row>
          <table:table-row table:style-name="TableLine94766129907984">
            <table:table-cell table:style-name="Table2.A2" office:value-type="string">
              <text:p text:style-name="P3">Это был самый счастливый день моей жизни</text:p>
            </table:table-cell>
            <table:table-cell table:style-name="Table2.B2" office:value-type="string">
              <text:p text:style-name="P3">This was the happiest day in my life</text:p>
            </table:table-cell>
          </table:table-row>
          <table:table-row table:style-name="TableLine94766129908800">
            <table:table-cell table:style-name="Table2.A2" office:value-type="string">
              <text:p text:style-name="P3">Торт был съеден очень быстро</text:p>
            </table:table-cell>
            <table:table-cell table:style-name="Table2.B2" office:value-type="string">
              <text:p text:style-name="P3">The cake was eaten very quickly</text:p>
            </table:table-cell>
          </table:table-row>
          <table:table-row table:style-name="TableLine94766129909616">
            <table:table-cell table:style-name="Table2.A2" office:value-type="string">
              <text:p text:style-name="P3">В какое время ты обычно просыпаешься?</text:p>
            </table:table-cell>
            <table:table-cell table:style-name="Table2.B2" office:value-type="string">
              <text:p text:style-name="P3">At time do you usually wake up?</text:p>
            </table:table-cell>
          </table:table-row>
          <table:table-row table:style-name="TableLine94766129910432">
            <table:table-cell table:style-name="Table2.A2" office:value-type="string">
              <text:p text:style-name="P3">Ты должен закончить отчет к 5 часам</text:p>
            </table:table-cell>
            <table:table-cell table:style-name="Table2.B2" office:value-type="string">
              <text:p text:style-name="P3">You must finish the report by 5 o’clock</text:p>
            </table:table-cell>
          </table:table-row>
          <table:table-row table:style-name="TableLine94766129911248">
            <table:table-cell table:style-name="Table2.A2" office:value-type="string">
              <text:p text:style-name="P3">Они собираются в круиз через 2 недели</text:p>
            </table:table-cell>
            <table:table-cell table:style-name="Table2.B2" office:value-type="string">
              <text:p text:style-name="P3">They are going on a cruise in to 2 weeks</text:p>
            </table:table-cell>
          </table:table-row>
          <table:table-row table:style-name="TableLine94766129912064">
            <table:table-cell table:style-name="Table2.A2" office:value-type="string">
              <text:p text:style-name="P2"><text:span text:style-name="T1">Они не перезвонили, поэтому я полагаю, что они не заинтересованы в том, чтобы </text:span><text:soft-page-break/><text:span text:style-name="T1">нанять меня</text:span> <text:span text:style-name="T2">(тут герундий и все проще, чем кажется)</text:span></text:p>
            </table:table-cell>
            <table:table-cell table:style-name="Table2.B2" office:value-type="string">
              <text:p text:style-name="P3">They have’t called back, so I believe, they are not interested in hiring me</text:p>
            </table:table-cell>
          </table:table-row>
          <table:table-row table:style-name="TableLine94766129912880">
            <table:table-cell table:style-name="Table2.A2" office:value-type="string">
              <text:p text:style-name="P2"><text:span text:style-name="T1">Письма доставляются раз в неделю?</text:span> </text:p>
            </table:table-cell>
            <table:table-cell table:style-name="Table2.B2" office:value-type="string">
              <text:p text:style-name="P3">Are letters delivered once a week?</text:p>
            </table:table-cell>
          </table:table-row>
          <table:table-row table:style-name="TableLine94766129913696">
            <table:table-cell table:style-name="Table2.A2" office:value-type="string">
              <text:p text:style-name="P3">Полиция скоро приедет?</text:p>
            </table:table-cell>
            <table:table-cell table:style-name="Table2.B2" office:value-type="string">
              <text:p text:style-name="P2"><text:span text:style-name="T1">Will the police come soon?</text:span> </text:p>
            </table:table-cell>
          </table:table-row>
          <table:table-row table:style-name="TableLine94766129914512">
            <table:table-cell table:style-name="Table2.A2" office:value-type="string">
              <text:p text:style-name="P3">Где Влад? - Он на улице, играет в волейбол</text:p>
            </table:table-cell>
            <table:table-cell table:style-name="Table2.B2" office:value-type="string">
              <text:p text:style-name="P3">Where is Vlad? He is outside, playing voleyball</text:p>
            </table:table-cell>
          </table:table-row>
          <table:table-row table:style-name="TableLine94766129915328">
            <table:table-cell table:style-name="Table2.A2" office:value-type="string">
              <text:p text:style-name="P3">Боюсь, что она не придет на вечеринку</text:p>
            </table:table-cell>
            <table:table-cell table:style-name="Table2.B2" office:value-type="string">
              <text:p text:style-name="P3">I’m Afraid, she will not come to the party</text:p>
            </table:table-cell>
          </table:table-row>
          <table:table-row table:style-name="TableLine94766129916144">
            <table:table-cell table:style-name="Table2.A2" office:value-type="string">
              <text:p text:style-name="P3">Почему они задают так много вопросов на собеседовании?</text:p>
            </table:table-cell>
            <table:table-cell table:style-name="Table2.B2" office:value-type="string">
              <text:p text:style-name="P2"><text:span text:style-name="T1">Why do they ask so many questions on the</text:span> <text:span text:style-name="T1">interview?</text:span>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textmaker="tm" xmlns:xhtml="http://www.w3.org/1999/xhtml" office:version="1.3">
  <office:font-face-decls>
    <style:font-face style:name="Noto Sans CJK SC" svg:font-family="'Noto Sans CJK SC'"/>
    <style:font-face style:name="Noto Sans Devanagari" svg:font-family="'Noto Sans Devanagari'"/>
    <style:font-face style:name="Noto Serif CJK SC" svg:font-family="'Noto Serif CJK SC'"/>
    <style:font-face style:name="Basic Sans" svg:font-family="'Basic Sans'" style:font-family-generic="roman"/>
    <style:font-face style:name="Liberation Serif" svg:font-family="'Liberation Serif'" style:font-family-generic="roman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fo:orphans="2" fo:widows="2" fo:hyphenation-ladder-count="no-limit" text:number-lines="true" text:line-number="0"/>
      <style:text-properties fo:hyphenate="false" fo:hyphenation-remain-char-count="2" fo:hyphenation-push-char-count="2" loext:hyphenation-no-caps="false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reak-before="auto" fo:break-after="auto" fo:background-color="transparent" fo:padding="0.106cm" fo:border="none" text:number-lines="false" text:line-number="0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US" fo:font-style="normal" style:text-underline-style="none" fo:font-weight="normal" style:letter-kerning="true" fo:background-color="transparent" style:font-name-asian="Noto Serif CJK SC" style:font-family-asian="'Noto Serif CJK SC'" style:font-size-asian="10.5pt" style:language-asian="zh" style:country-asian="CN" style:font-style-asian="normal" style:font-weight-asian="normal" style:font-name-complex="Noto Sans Devanagari" style:font-family-complex="'Noto Sans Devanagari'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text:number-lines="true" text:line-number="0"/>
      <style:text-properties style:font-name="Liberation Sans" fo:font-family="'Liberation Sans'" style:font-family-generic="swiss" fo:font-size="14pt" style:font-name-asian="Noto Sans CJK SC" style:font-family-asian="'Noto Sans CJK SC'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text:number-lines="true" text:line-number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style:contextual-spacing="false" fo:keep-together="always" fo:orphans="0" fo:widows="0" fo:hyphenation-ladder-count="no-limit" fo:keep-with-next="always" text:number-lines="true" text:line-number="0"/>
      <style:text-properties style:font-name="Basic Sans" fo:font-family="'Basic Sans'" style:font-family-generic="roman" fo:font-size="18pt" fo:language="en" fo:country="US" fo:font-weight="bold" style:font-name-asian="Basic Sans" style:font-family-asian="'Basic Sans'" style:font-family-generic-asian="roman" style:font-size-asian="18pt" style:language-asian="none" style:country-asian="none" style:font-weight-asian="bold" style:font-name-complex="Basic Sans" style:font-family-complex="'Basic Sans'" style:font-family-generic-complex="roman" style:font-size-complex="18pt" style:language-complex="none" style:country-complex="none" style:font-weight-complex="bold" fo:hyphenate="true" fo:hyphenation-remain-char-count="2" fo:hyphenation-push-char-count="2" loext:hyphenation-no-caps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text:number-lines="true" text:line-number="0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 style:class="text">
      <style:paragraph-properties text:number-lines="true" text:line-number="0"/>
      <style:text-properties fo:font-size="14pt" style:font-size-asian="14pt" style:font-size-complex="14pt"/>
    </style:style>
    <style:style style:name="List" style:family="paragraph" style:parent-style-name="Text_20_body" style:class="list">
      <style:paragraph-properties text:number-lines="tru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true" text:line-number="0"/>
      <style:text-properties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tru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true" text:line-number="0"/>
    </style:style>
    <style:style style:name="Normal" style:family="text">
      <style:text-properties style:use-window-font-color="true" loext:opacity="0%" style:font-name="Liberation Serif" fo:font-family="'Liberation Serif'" style:font-family-generic="roman" fo:font-size="12pt" fo:language="en" fo:country="US" style:letter-kerning="true" style:font-name-asian="Noto Serif CJK SC" style:font-family-asian="'Noto Serif CJK SC'" style:font-size-asian="10.5pt" style:language-asian="zh" style:country-asian="CN" style:font-name-complex="Noto Sans Devanagari" style:font-family-complex="'Noto Sans Devanagari'" style:font-size-complex="12pt" style:language-complex="hi" style:country-complex="IN"/>
    </style:style>
    <style:style style:name="Numbering_20_Symbols" style:display-name="Numbering Symbols" style:family="text"/>
    <style:style style:name="D1" style:family="text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4cm" fo:page-height="27.94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creation-date>2021-04-10T13:15:17</meta:creation-date>
    <dc:date>2021-05-09T11:28:57.007027547</dc:date>
    <meta:print-date>1970-01-01T03:00:00</meta:print-date>
    <meta:editing-duration>PT30M9S</meta:editing-duration>
    <meta:editing-cycles>1</meta:editing-cycles>
    <meta:document-statistic meta:table-count="2" meta:image-count="0" meta:object-count="0" meta:page-count="3" meta:paragraph-count="86" meta:word-count="663" meta:character-count="3542" meta:non-whitespace-character-count="2969"/>
  </office:meta>
</office:document-meta>
</file>